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1666in" fo:margin-bottom="0.1666in"/>
      <style:text-properties style:font-name="Aptos" style:font-name-asian="Aptos" style:font-name-complex="Aptos" fo:color="#000000"/>
    </style:style>
  </office:automatic-styles>
  <office:body>
    <office:text text:use-soft-page-breaks="true">
      <text:p text:style-name="P1">Baví tě počítače a elektrotechnika? Rozumíš tomu asi jako tvůj padesátiletý otec rozumí moderní hudbě? Chceš se zlepšit? Chceš si osvěžit vědomosti, nebo se naučit něco nového? Tak jsi tu správně – vítej u jedniček a nul.</text:p>
      <text:p text:style-name="Normal">Zdravím Mé jméno je Václav a vítám vás již u druhého dílu jedniček a nul.<text:s/>Dnes se budeme bavit o využití tranzistorů v praxi. V<text:s/>minulém dílu jsem se již zmiňoval o využití tranzistorů v praxi ale určitě ne dostatečně v poměru k tomu co všechno tranzistory pro nás usnadnily. Díky objevu tranzistorů už<text:s/>nemusíme mít například sálové počítače, díky tranzistorům jsme dostali prvního člověka na měsíc a<text:s/>díky tranzistorům můžete sledovat tohle video.<text:s/></text:p>
      <text:p text:style-name="Normal">Samozřejmě že počítače momentálně vedou svět tím pádem<text:s/>díky tranzistorům máme většinu moderních technologií.<text:s/>Tranzistory<text:s/>jak<text:s/>jsem říkal<text:s/>nejsou v počítačích třeba tři ale je jich tam<text:s/>na desítky bilionů né-li stovky<text:s/>a taky nejsou v počítači jen tranzistory ale i jiné součástky. I kdybyste si teď nakoupili<text:s/>všechny<text:s/>součástky, jako různé tranzistory, kondenzátory, diody a další a<text:s/>snažili se složit počítač,<text:s/>vyloženě z tranzistorů tak jen ten čtyř<text:s/>bitový by vám zabral něco okolo metru čtverečního.<text:s/>Když se budeme bavit o tomto 4bitovém počítači tak se bavíme o počítači který ani nemá displej, jediný<text:s/>způsob pro zobrazení informací by v tomto jednoduchém, podomácku udělaném počítači<text:s/>byly led diody se kterými bychom si také mohli zobrazovat průběh zpracování informace v počítači<text:s/>jak můžete vidět na obrázku, zde někdo ten 4 bitový počítač a to s velkými uvozovkami složil a vy teď můžete vidět jak by to asi vypadalo bez fotolitografie<text:s/>o které jsme se bavili v předchozím díle.<text:s/>Nehledě na to že kdybyste se ho pokusili<text:s/>složit<text:s/>tak by vám nejspíš praskla hlava,<text:s/>když<text:s/>člověk před sebou vidí<text:s/>tolik kabeláže a tolik tranzistorů který každý musí být zapojený správně<text:s/>tak<text:s/>mu postupně začne docházet jak moc nás tranzistory posunuly dopředu.<text:s/>Pochopitelně že technologický pokrok je nezastavitelný a doma váš počítač už vám nezabírá celou místnost -<text:s/>muselo<text:s/>tedy<text:s/>dojít ke zmenšení a<text:s/>proto<text:s/>vzniknuly integrované obvody,<text:s/>které jsou vlastně spousty<text:s/>součástek zapojených dohromady<text:s/>tak aby tvořily třeba 4 bitové čítače nebo celé<text:s/>procesory.<text:s/>Ke zmenšení<text:s/>tedy<text:s/>došlo díky předem zmiňované fotolitografii<text:s/>díky které je lidstvo schopno<text:s/>vytvořit procesor či integrovaný obvod. <text:s/></text:p>
      <text:p text:style-name="Normal">Jelikož v téhle části se budeme bavit o nulách a jedničkách tak by bylo docela dobré si vysvětlit co tím myslím nuly a jedničky o kterých se budeme bavit znamenají vysoké a nízké napětí.<text:s/>Máme také typy logik, zápornou a kladnou. Kladná logika je logika běžná - vysoké napětí je<text:s/>1 a nízké 0. V záporné logice by logicky nízké napětí bylo 1 a vysoké 0.<text:s/>Tyto logiky jsou taky závislé na druhu součástek co používáme.<text:s/>Máme zde 2 hlavní podlogiky TTL a CMOS, ttl je logika bipolárních tranzistorů<text:s/>o kterých jsme se bavili v minulé epizodě. CMOS logika je zase logika unipolárů<text:s/>hlavně mosfetů.<text:s/>Tohle nejsou všechny logiky<text:s/>také tady máme třeba<text:s/>RTL logiku<text:s/>která<text:s/>funguje pomocí tranzistorů a rezistorů dnes se od ní ale již opustilo.<text:s/>Každá z těchto logik používá jiné napětí. U ttl logiky je to<text:s/>takhle.<text:s/>Vtupní nula v kladné či jedna v záporné logice bude od 0<text:s/>až do 0,8 stejně jako vidíte na obrázku a tabulce, ale napětí které by vycházelo z obvodu tak v ttl se pro logickou nulu v kladné nebo logickou jedničku<text:s/>v<text:s/>záporné logice bylo<text:s/>od 0 do 0,4.<text:s/>Pro logickou<text:s/>jedničku<text:s/>a nulu v záporné logice na vstupu by šlo o napětí<text:s/>od 2 až do 5 voltů a výstupové napětí by bylo od 2,4 až do 5 voltů.<text:s/><text:s/>Takováto<text:s/>rozpětí jsou potřeba kvůli rušení v obvodu které může být tvořeno<text:s/>třeba elektromagnetickým vlněním<text:s/>ale zvýší rozpětí přímo nebrání rušení v obvodu.<text:s/>Proti rušením v obvodu se používají ještě jiné prostředky například<text:s/>vložení obvodu do pouzdra které by bylo chráněno hliníkovou fólií.<text:s/>Pokud by<text:s/>jsme se bavili o<text:s/>druhé zmiňované<text:s/>logice<text:s/>-<text:s/>CMOS.<text:s/>Tam by se napětí pohybovala trochu jinak,<text:s/>logická jednička<text:s/>či logická nula v záporné logice na vstupu<text:s/>by byla<text:s/>0 až<text:s/>1,35<text:s/>voltu.<text:s/>Na výstupu by to zase bylo od 0 do<text:s/>0,5 voltů stejně jako je to všechno chytře napsané v této tabulce a moudře znázorněné na tomto grafu. Pro logickou jedniču a nulu v záporné logice by na výstupu bylo napětí od<text:s/>4,4 až 5 voltů a nula a logická jednička <text:s/>v záporné logice by byla od 0 až do 0,5 voltů. Bohužel co se týče cmosů tak se<text:s/>napěťové<text:s/>hodnoty<text:s/>liší publikace od publikace, ale pakliže<text:s/>byste nevěděli na co je váš obvod s cmos logikou stavěn, stačí se podívat do technické dokumentace kde máte všchny hodnoty vypsané. Podívejte se například zde, toto je technická dokumentace<text:s/>nbeoli datasheetu<text:s/>pro<text:s/>tento integrovaný obvod který zrovna zastává binární čítač<text:s/>s cmos logikou, název právě vidíte na obrazovce a vidíte že<text:s/>všechna napětí a všechny paramtery které jsou důležité pro chod obvodu jsou zde vypsané. Ještě by za zmínku stálo že existují nízkonapěťové varianty těchnto logik a mohli ste je vidět v tabulce, jeho využití těchto logik najdeme v nízkonapěťových nejčastěji přenosných zařízeních.</text:p>
      <text:p text:style-name="Normal">Pamatujete si jak jsem vám říkal že logická hradla jsou složena z tranzistorů ? Ano dají <text:s text:c="2"/>ale pochybuju že každý z vás má laboratorní zdroj nebo tranzistory nebo rezistory na to abyste si mohli udělat třeba takový xor, teď vidíte schéma andu a noru a vidíte že ta schémata jsou složitější. Pro to abych vám ukázal skládání logický hradel – ne tedy z tranzistorů ale z jiných logických hradel, proto jsem vám ukázal ty tranzisotrová schémata andu a noru, použijeme něco jako simulátor, nebudeme hrát traktory ani kamiony ale budeme dělat logická hradla.</text:p>
      <text:p text:style-name="Normal">Teď<text:s/>se můžeme přesunout k našim logickým hradlům,<text:s/>mezi ně patří and,<text:s/>or, a<text:s/>xor poté mezi ně také patří jejich znegované<text:s/>součásti a dva typy bufferů<text:s/>mezi<text:s/>znegované<text:s/>součásti patří<text:s/>nand, nor<text:s/>a xnor a mezi dva typy bufferů patří normální buffer a negační buffer. Když se podíváme na tuhle pravdivostní tabulku tak můžeme vidět buffer negační buffer and,<text:s/>or,<text:s/>xor,<text:s/>nand,<text:s/>nor a xnor tak jak jsem je před chvílí<text:s/>popsal. Tak máme tady buffer,<text:s/>buffer funguje stejně jako dveře,<text:s/>to co jde dovnitř,<text:s/>jde i ven. Když na vstup<text:s/>a přivedu logickou nulu, tak výstup bude zase nul pokud bych na vstup a přivedl logickou jedničku,<text:s/>výstup by byl zase logická jednička Potom tady máme negační buffer negační buffer zneguje každý výrok co do něho přijde,<text:s/>takže pokud bychom<text:s/>měli na vstupu logickou nulu tak by výstup byl logická jednička a pokud bychom<text:s/>na vstupu měli logickou jedničku tak výstup by byl logická nula.<text:s/>Tak teďka<text:s/>se můžeme přesunout na již složitější logická hradla třeba na end nebo jak se mu taky říká logické násobení hnedka vám to dojde vidíte už tam máme dva vstupy vstup<text:s/>A<text:s/>a vstup<text:s/>B<text:s/>a jeden výstup.<text:s/>Když na vstup<text:s/>A<text:s/>i vstup B dáme nulu výstup bude nula,<text:s/>ale když na vstup<text:s/>A<text:s/>či na vstup B dáme jedničku a druhý vstup bude nula výstup bude zase nula už tam vidíte to logické násobení,<text:s/>jednou nula musí být nula a 0 x 1 musí být 0, ale když na oba dva vstupy dáme jedničku výstup musí být jednička, protože jednou jedna je jedna. Nyní ní se můžeme přesunout na jeho znegovanou verzi tak<text:s/>vytvoříme tak že na jeho výstup dáme jenom negační buffer,<text:s/>tudíž to bude normální logické hradlo<text:s/>and a za ním negační buffer.<text:s/>Pravdivostní tabulka tedy bude vypadat velmi podobně jenom výstupy budou invertované.<text:s/>Teďka<text:s/>se můžeme konečně přesunout k logickému hradlu or a jeho negované verzi.<text:s/>To je vlastně<text:s/>logické sčítání,<text:s/>0 + 0 je 0,<text:s/>0 + 1 je 1 a 0 + 1 je 1 ale můžete si říkat:<text:s/>“no jo ale jak by to tady dávalo smysl Vždyť 1+ 1 to je bude zase<text:s/>nula”<text:s/>ne mýlíte se,<text:s/>přenesl by se takzvaný paritní byt který by symbolizoval vlastně to,<text:s/>že se má<text:s/>v<text:s/>dalším řádu přičíst zase jednička. Takže by vlastně výsledek na celé škále nevypadal jenom jedna ale byl by jedna nula<text:s/>tím pádem<text:s/>dva<text:s/>v binární soustavě No Nyní se můžeme podívat na hradlo<text:s/>nor<text:s/>Jak vidíte je to vskutku úplně stejné jako hradlo or jenom je výstup invertovaný poté tady máme takového prapodivného potomka<text:s/>andu a oru říkáme mu<text:s/>XOR neboli Exclusive or Jak vidíte převzalo si to něco z<text:s/>andu i z<text:s/>noru.<text:s/>Zde<text:s/>můžeme vidět tak pokud jsou oba dva vstupy na nule<text:s/>či na jedničče,<text:s/>výstup bude nula<text:s/>ale pokud je vstup a či vstup B nastaven na<text:s/>jedničku a druhý vstup je nastaven na nulu<text:s/>tak výstup bude jedna.<text:s/>Nyní se pojďme podívat na jeho znegovaného bratra jak vidíte pravdivostní tabulka je zas stejná<text:s/>pouze jsou výstupy invertované pokud je na<text:s/>a<text:s/>i b nula výstup bude jedna,<text:s/>pokud je na<text:s/>a<text:s/>i<text:s/>b<text:s/>jednička výstup je jedna,<text:s/>avšak pokud je na<text:s/>a<text:s/>či<text:s/>b<text:s/>jednička a na druhém vstupu je nula výstup bude nul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5-05-15T20:16:00Z</meta:creation-date>
    <dc:date>2025-05-15T20:16:00Z</dc:date>
    <meta:template xlink:href="Normal.dotm" xlink:type="simple"/>
    <meta:editing-cycles>31</meta:editing-cycles>
    <meta:editing-duration>PT0S</meta:editing-duration>
    <meta:document-statistic meta:page-count="1" meta:paragraph-count="16" meta:word-count="1263" meta:character-count="8451" meta:row-count="60" meta:non-whitespace-character-count="7204"/>
  </office:meta>
</office:document-meta>
</file>